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 forest</text:p>
          </table:table-cell>
          <table:table-cell office:value-type="string">
            <text:p>It's dark and spooky over here. Trees are whispering some weird things.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The path looks old and forgotten.</text:p>
          </table:table-cell>
          <table:table-cell office:value-type="string">
            <text:p>old forest</text:p>
          </table:table-cell>
        </table:table-row>
        <table:table-row table:style-name="ro1">
          <table:table-cell office:value-type="string">
            <text:p>main street</text:p>
          </table:table-cell>
          <table:table-cell office:value-type="string">
            <text:p>You are on the City's main street. Crowd is moving all around.</text:p>
          </table:table-cell>
          <table:table-cell office:value-type="string">
            <text:p>narrow street,corner shop,town hall</text:p>
          </table:table-cell>
        </table:table-row>
        <table:table-row table:style-name="ro1">
          <table:table-cell office:value-type="string">
            <text:p>corner shop</text:p>
          </table:table-cell>
          <table:table-cell office:value-type="string">
            <text:p>You enter a cosy corner shop. A fireplace is burning and the shopkeeper is waddling around.</text:p>
          </table:table-cell>
          <table:table-cell office:value-type="string">
            <text:p>main street,narrow street</text:p>
          </table:table-cell>
        </table:table-row>
        <table:table-row table:style-name="ro1">
          <table:table-cell office:value-type="string">
            <text:p>narrow street</text:p>
          </table:table-cell>
          <table:table-cell office:value-type="string">
            <text:p>You walk down a nasty narrow street. Everything here is wet and ugly.</text:p>
          </table:table-cell>
          <table:table-cell office:value-type="string">
            <text:p>main street,corner shop,sewers</text:p>
          </table:table-cell>
        </table:table-row>
        <table:table-row table:style-name="ro1">
          <table:table-cell office:value-type="string">
            <text:p>town hall</text:p>
          </table:table-cell>
          <table:table-cell office:value-type="string">
            <text:p>You enter the town hall. The interior looks stunning. Everyone is staring at you. You feel that you shouldn't be here. </text:p>
          </table:table-cell>
          <table:table-cell office:value-type="string">
            <text:p>main street</text:p>
          </table:table-cell>
        </table:table-row>
        <table:table-row table:style-name="ro1">
          <table:table-cell office:value-type="string">
            <text:p>sewers</text:p>
          </table:table-cell>
          <table:table-cell office:value-type="string">
            <text:p>Sewers are a really wet place. It is quiet and empy here. Only rats are looking at you.</text:p>
          </table:table-cell>
          <table:table-cell office:value-type="string">
            <text:p>narrow stre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0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55S</meta:editing-duration>
    <meta:editing-cycles>9</meta:editing-cycles>
    <meta:generator>OpenOffice/4.1.3$Win32 OpenOffice.org_project/413m1$Build-9783</meta:generator>
    <dc:date>2019-06-03T02:00:12.96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